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1</text:p>
      <text:p text:style-name="Standard">Base Conversion</text:p>
      <text:p text:style-name="Standard">Given an integer and its base, convert the integer to another base.</text:p>
      <text:p text:style-name="Standard">First line contains an integer T (T ≤ 50) . The next T lines contains three space seperated integers, B (B: 2 ≤ B ≤ 16 ) C (B: 2 ≤ C ≤ 16) N. Convert integer N from base B to base C and print the converted value, one per line. Use the following set of characters to represent your number: 0 1 2 3 4 5 6 7 8 9 A B C D E F</text:p>
      <text:p text:style-name="Standard">Input</text:p>
      <text:p text:style-name="Standard"></text:p>
      <text:p text:style-name="Standard">3</text:p>
      <text:p text:style-name="Standard">10 8 14338</text:p>
      <text:p text:style-name="Standard">10 14 4076</text:p>
      <text:p text:style-name="Standard">16 10 E5E8</text:p>
      <text:p text:style-name="Standard"></text:p>
      <text:p text:style-name="Standard">Output</text:p>
      <text:p text:style-name="Standard"></text:p>
      <text:p text:style-name="Standard">34002</text:p>
      <text:p text:style-name="Standard">16B2</text:p>
      <text:p text:style-name="Standard">58856</text:p>
      <text:p text:style-name="Standard"/>
      <text:p text:style-name="Standard"/>
      <text:p text:style-name="Standard">Question 2:</text:p>
      <text:p text:style-name="Standard">Squeeze</text:p>
      <text:p text:style-name="Standard">Write a function squeeze, which takes two strings and removes all characters from the second string which are present in the first string.</text:p>
      <text:p text:style-name="Standard">First line contains an integer T (T ≤ 1000) . The next T lines contains a word (W) followed by a string (S) of space sperated words ending with a newline. Print the new string S' with all the characerts that are present in W removed from S. Characters in different cases (upper/lower) are considered different.</text:p>
      <text:p text:style-name="Standard">Input</text:p>
      <text:p text:style-name="Standard"/>
      <text:p text:style-name="Standard">4</text:p>
      <text:p text:style-name="Standard">C VCxdor</text:p>
      <text:p text:style-name="Standard">Legen dary, legendary!</text:p>
      <text:p text:style-name="Standard">grey grapes@fruits.com</text:p>
      <text:p text:style-name="Standard">camorphe fauna, cherish or hit?</text:p>
      <text:p text:style-name="Standard"/>
      <text:p text:style-name="Standard">Output</text:p>
      <text:p text:style-name="Standard"/>
      <text:p text:style-name="Standard">Vxdor</text:p>
      <text:p text:style-name="Standard">dary, ldary!</text:p>
      <text:p text:style-name="Standard">aps@fuits.com</text:p>
      <text:p text:style-name="Standard">fun, is it?</text:p>
      <text:p text:style-name="Standard"/>
      <text:p text:style-name="Standard">Question 3</text:p>
      <text:p text:style-name="Standard">Searching For Words</text:p>
      <text:p text:style-name="Standard">Write a code to search for a word in a string.</text:p>
      <text:p text:style-name="Standard">First line contains an integer T (T ≤ 1000) . The next T lines contains a word (W) followed by a string (S) of space sperated words ending with a newline. You have to find is W is present in S and if so print "FOUND", otherwise print "NOT FOUND". Characters in different cases (upper/lower) are considered different.</text:p>
      <text:p text:style-name="Standard">Input</text:p>
      <text:p text:style-name="Standard"><text:soft-page-break/></text:p>
      <text:p text:style-name="Standard">2</text:p>
      <text:p text:style-name="Standard">the Find the word in the string</text:p>
      <text:p text:style-name="Standard">How you doin??</text:p>
      <text:p text:style-name="Standard"></text:p>
      <text:p text:style-name="Standard"></text:p>
      <text:p text:style-name="Standard">Output</text:p>
      <text:p text:style-name="Standard"></text:p>
      <text:p text:style-name="Standard">FOUND</text:p>
      <text:p text:style-name="Standard">NOT FOUND</text:p>
      <text:p text:style-name="Standard"/>
      <text:p text:style-name="Standard">Question 4</text:p>
      <text:p text:style-name="Standard">Removing Comments From A C Program</text:p>
      <text:p text:style-name="Standard">Give a standard C program with comments, remove all comments of the form /* */. Keep in mind the program may have nested comments and not all inside /* */ have to be removed.</text:p>
      <text:p text:style-name="Standard">Input contains a C program spaning multiple line that you will have to read into a buffer (array). Print the program as output after removing all the required comments.</text:p>
      <text:p text:style-name="Standard">Input</text:p>
      <text:p text:style-name="Standard"></text:p>
      <text:p text:style-name="Standard">#include &lt;stdio.h&gt;</text:p>
      <text:p text:style-name="Standard">// Code to print hello world and some more text</text:p>
      <text:p text:style-name="Standard">// This comment stays</text:p>
      <text:p text:style-name="Standard"></text:p>
      <text:p text:style-name="Standard">int main () {</text:p>
      <text:p text:style-name="Standard"><text:s text:c="4"/>/*</text:p>
      <text:p text:style-name="Standard"><text:s text:c="8"/>Create the character string to be printed</text:p>
      <text:p text:style-name="Standard"><text:s text:c="4"/>*/</text:p>
      <text:p text:style-name="Standard"><text:s text:c="4"/>Char * text = "Hello World";</text:p>
      <text:p text:style-name="Standard"><text:s text:c="4"/>printf ("%s\n/*A comment inside a \"string\"*/", text);</text:p>
      <text:p text:style-name="Standard"><text:s text:c="4"/>return 0;</text:p>
      <text:p text:style-name="Standard"><text:s text:c="4"/>/*</text:p>
      <text:p text:style-name="Standard"><text:s text:c="8"/>Remove this comment</text:p>
      <text:p text:style-name="Standard"><text:s text:c="4"/>*/</text:p>
      <text:p text:style-name="Standard">}</text:p>
      <text:p text:style-name="Standard">/*</text:p>
      <text:p text:style-name="Standard"><text:s text:c="4"/>An ending } may not be the end of the input.</text:p>
      <text:p text:style-name="Standard">*/</text:p>
      <text:p text:style-name="Standard">// You will need to print this too.</text:p>
      <text:p text:style-name="Standard"></text:p>
      <text:p text:style-name="Standard">Output</text:p>
      <text:p text:style-name="Standard"></text:p>
      <text:p text:style-name="Standard">#include &lt;stdio.h&gt;</text:p>
      <text:p text:style-name="Standard">// Code to print hello world and some more text</text:p>
      <text:p text:style-name="Standard">// This comment stays</text:p>
      <text:p text:style-name="Standard"></text:p>
      <text:p text:style-name="Standard">int main () {</text:p>
      <text:p text:style-name="Standard"><text:s text:c="4"/>Char * text = "Hello World";</text:p>
      <text:p text:style-name="Standard"><text:s text:c="4"/>printf ("%s\n/*A comment inside a \"string\"*/", text);</text:p>
      <text:p text:style-name="Standard"><text:s text:c="4"/>return 0;</text:p>
      <text:p text:style-name="Standard">}</text:p>
      <text:p text:style-name="Standard">// You will need to print this too.</text:p>
      <text:p text:style-name="Standard"/>
      <text:p text:style-name="Standard"><text:soft-page-break/>Question 5</text:p>
      <text:p text:style-name="Standard">Permutations</text:p>
      <text:p text:style-name="Standard">Given an array of distinct integers, print all the permutations in lexicographical order.</text:p>
      <text:p text:style-name="Standard">First line contains an integer n (n ≤ 51) . The next n lines contains an integer d, the no. of elements in the array, followed by d space separated integers. Print all the permutations of the array in lexicographical order - one per line.</text:p>
      <text:p text:style-name="Standard">Input</text:p>
      <text:p text:style-name="Standard"></text:p>
      <text:p text:style-name="Standard">2</text:p>
      <text:p text:style-name="Standard">3 1 3 9</text:p>
      <text:p text:style-name="Standard">2 2 8</text:p>
      <text:p text:style-name="Standard"></text:p>
      <text:p text:style-name="Standard"></text:p>
      <text:p text:style-name="Standard"></text:p>
      <text:p text:style-name="Standard">Output</text:p>
      <text:p text:style-name="Standard"></text:p>
      <text:p text:style-name="Standard">1 3 9</text:p>
      <text:p text:style-name="Standard">1 9 3</text:p>
      <text:p text:style-name="Standard">3 1 9</text:p>
      <text:p text:style-name="Standard">3 9 1</text:p>
      <text:p text:style-name="Standard">9 1 3</text:p>
      <text:p text:style-name="Standard">9 3 1</text:p>
      <text:p text:style-name="Standard">2 8</text:p>
      <text:p text:style-name="Standard">8 2</text:p>
      <text:p text:style-name="Standard"/>
      <text:p text:style-name="Standard">Question 6</text:p>
      <text:p text:style-name="Standard">Power-Set</text:p>
      <text:p text:style-name="Standard">Given an array of integers, print all the distinct elements of its power-set in lexicographical order.</text:p>
      <text:p text:style-name="Standard">There is a single test case. First line contains an integer n (n ≤ 20) . The next line contains n space separated integers. Print all the distinct elements of the power-set in lexicographical order - one per line.</text:p>
      <text:p text:style-name="Standard">Input</text:p>
      <text:p text:style-name="Standard"></text:p>
      <text:p text:style-name="Standard">4</text:p>
      <text:p text:style-name="Standard">3 2 1 2</text:p>
      <text:p text:style-name="Standard"></text:p>
      <text:p text:style-name="Standard"></text:p>
      <text:p text:style-name="Standard">Output</text:p>
      <text:p text:style-name="Standard"></text:p>
      <text:p text:style-name="Standard">1</text:p>
      <text:p text:style-name="Standard">1 2</text:p>
      <text:p text:style-name="Standard">1 2 3</text:p>
      <text:p text:style-name="Standard">1 3</text:p>
      <text:p text:style-name="Standard">2</text:p>
      <text:p text:style-name="Standard">2 3</text:p>
      <text:p text:style-name="Standard">3</text:p>
      <text:p text:style-name="Standard"/>
      <text:p text:style-name="Standard">Question 7</text:p>
      <text:p text:style-name="Standard">Write a program to check if valid suduko. Print YES if one , else print NO otherwise.</text:p>
      <text:p text:style-name="Standard"/>
      <text:p text:style-name="Standard">Input:</text:p>
      <text:p text:style-name="Standard">T no of test cases</text:p>
      <text:p text:style-name="Standard"><text:soft-page-break/>N no of rows and columns</text:p>
      <text:p text:style-name="Standard"/>
      <text:p text:style-name="Standard">Question 8</text:p>
      <text:p text:style-name="Standard">Shift</text:p>
      <text:p text:style-name="Standard">Shift a no by K bits</text:p>
      <text:p text:style-name="Standard"/>
      <text:p text:style-name="Standard">Question 9</text:p>
      <text:p text:style-name="Standard">Knight</text:p>
      <text:p text:style-name="Standard">Given a chess board, output if position is SAFE or RISKY</text:p>
      <text:p text:style-name="Standard"/>
      <text:p text:style-name="Standard">Input:</text:p>
      <text:p text:style-name="Standard">T no of test cases</text:p>
      <text:p text:style-name="Standard">N dimension of chess board</text:p>
      <text:p text:style-name="Standard">Next N lines contain N space seperated nos - 1 if postion is empty and 2 if occupied by a knight</text:p>
      <text:p text:style-name="Standard"/>
      <text:p text:style-name="Standard">Example:</text:p>
      <text:p text:style-name="Standard">2</text:p>
      <text:p text:style-name="Standard">4</text:p>
      <text:p text:style-name="Standard">1 1 2 1</text:p>
      <text:p text:style-name="Standard">2 1 1 1</text:p>
      <text:p text:style-name="Standard">1 1 2 1</text:p>
      <text:p text:style-name="Standard">6</text:p>
      <text:p text:style-name="Standard">1 1 1 1 2 1</text:p>
      <text:p text:style-name="Standard">2 1 1 1 2 1</text:p>
      <text:p text:style-name="Standard">1 1 1 1 1 1</text:p>
      <text:p text:style-name="Standard">1 1 2 1 1 1</text:p>
      <text:p text:style-name="Standard">1 1 1 1 1 1</text:p>
      <text:p text:style-name="Standard">1 1 1 1 1 2</text:p>
      <text:p text:style-name="Standard"/>
      <text:p text:style-name="Standard">Output</text:p>
      <text:p text:style-name="Standard">RISKY</text:p>
      <text:p text:style-name="Standard">SA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RVASHI </meta:initial-creator>
    <meta:creation-date>2013-06-17T18:08:36</meta:creation-date>
    <dc:date>2013-06-17T18:39:05</dc:date>
    <dc:creator>URVASHI </dc:creator>
    <meta:editing-duration>PT18M38S</meta:editing-duration>
    <meta:editing-cycles>4</meta:editing-cycles>
    <meta:generator>LibreOffice/3.5$Linux_X86_64 LibreOffice_project/350m1$Build-202</meta:generator>
    <meta:document-statistic meta:table-count="0" meta:image-count="0" meta:object-count="0" meta:page-count="4" meta:paragraph-count="156" meta:word-count="802" meta:character-count="3948" meta:non-whitespace-character-count="3120"/>
  </office:meta>
</office:document-meta>
</file>